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81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correct_answer</text:p>
          </table:table-cell>
          <table:table-cell office:value-type="string" calcext:value-type="string">
            <text:p>difficult_level</text:p>
          </table:table-cell>
          <table:table-cell office:value-type="string" calcext:value-type="string">
            <text:p>Num 1</text:p>
          </table:table-cell>
          <table:table-cell office:value-type="string" calcext:value-type="string">
            <text:p>Num 2</text:p>
          </table:table-cell>
        </table:table-row>
        <table:table-row table:style-name="ro1">
          <table:table-cell table:formula="of:=CONCATENATE([.D2];&quot;+&quot;;[.E2])" office:value-type="string" office:string-value="4+4" calcext:value-type="string">
            <text:p>4+4</text:p>
          </table:table-cell>
          <table:table-cell table:formula="of:=[.D2]+[.E2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RANDBETWEEN(0;9)" office:value-type="float" office:value="4" calcext:value-type="float">
            <text:p>4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CONCATENATE([.D3];&quot;+&quot;;[.E3])" office:value-type="string" office:string-value="7+9" calcext:value-type="string">
            <text:p>7+9</text:p>
          </table:table-cell>
          <table:table-cell table:formula="of:=[.D3]+[.E3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RANDBETWEEN(0;9)" office:value-type="float" office:value="7" calcext:value-type="float">
            <text:p>7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CONCATENATE([.D4];&quot;+&quot;;[.E4])" office:value-type="string" office:string-value="1+5" calcext:value-type="string">
            <text:p>1+5</text:p>
          </table:table-cell>
          <table:table-cell table:formula="of:=[.D4]+[.E4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RANDBETWEEN(0;9)" office:value-type="float" office:value="1" calcext:value-type="float">
            <text:p>1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CONCATENATE([.D5];&quot;+&quot;;[.E5])" office:value-type="string" office:string-value="8+7" calcext:value-type="string">
            <text:p>8+7</text:p>
          </table:table-cell>
          <table:table-cell table:formula="of:=[.D5]+[.E5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RANDBETWEEN(0;9)" office:value-type="float" office:value="8" calcext:value-type="float">
            <text:p>8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CONCATENATE([.D6];&quot;+&quot;;[.E6])" office:value-type="string" office:string-value="8+9" calcext:value-type="string">
            <text:p>8+9</text:p>
          </table:table-cell>
          <table:table-cell table:formula="of:=[.D6]+[.E6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RANDBETWEEN(0;9)" office:value-type="float" office:value="8" calcext:value-type="float">
            <text:p>8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CONCATENATE([.D7];&quot;+&quot;;[.E7])" office:value-type="string" office:string-value="9+2" calcext:value-type="string">
            <text:p>9+2</text:p>
          </table:table-cell>
          <table:table-cell table:formula="of:=[.D7]+[.E7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RANDBETWEEN(0;9)" office:value-type="float" office:value="9" calcext:value-type="float">
            <text:p>9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CONCATENATE([.D8];&quot;+&quot;;[.E8])" office:value-type="string" office:string-value="2+2" calcext:value-type="string">
            <text:p>2+2</text:p>
          </table:table-cell>
          <table:table-cell table:formula="of:=[.D8]+[.E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RANDBETWEEN(0;9)" office:value-type="float" office:value="2" calcext:value-type="float">
            <text:p>2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CONCATENATE([.D9];&quot;+&quot;;[.E9])" office:value-type="string" office:string-value="5+2" calcext:value-type="string">
            <text:p>5+2</text:p>
          </table:table-cell>
          <table:table-cell table:formula="of:=[.D9]+[.E9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RANDBETWEEN(0;9)" office:value-type="float" office:value="5" calcext:value-type="float">
            <text:p>5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CONCATENATE([.D10];&quot;+&quot;;[.E10])" office:value-type="string" office:string-value="5+4" calcext:value-type="string">
            <text:p>5+4</text:p>
          </table:table-cell>
          <table:table-cell table:formula="of:=[.D10]+[.E10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RANDBETWEEN(0;9)" office:value-type="float" office:value="5" calcext:value-type="float">
            <text:p>5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CONCATENATE([.D11];&quot;+&quot;;[.E11])" office:value-type="string" office:string-value="3+0" calcext:value-type="string">
            <text:p>3+0</text:p>
          </table:table-cell>
          <table:table-cell table:formula="of:=[.D11]+[.E11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RANDBETWEEN(0;9)" office:value-type="float" office:value="3" calcext:value-type="float">
            <text:p>3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CONCATENATE([.D12];&quot;+&quot;;[.E12])" office:value-type="string" office:string-value="2+5" calcext:value-type="string">
            <text:p>2+5</text:p>
          </table:table-cell>
          <table:table-cell table:formula="of:=[.D12]+[.E12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RANDBETWEEN(0;9)" office:value-type="float" office:value="2" calcext:value-type="float">
            <text:p>2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CONCATENATE([.D13];&quot;+&quot;;[.E13])" office:value-type="string" office:string-value="8+2" calcext:value-type="string">
            <text:p>8+2</text:p>
          </table:table-cell>
          <table:table-cell table:formula="of:=[.D13]+[.E13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RANDBETWEEN(0;9)" office:value-type="float" office:value="8" calcext:value-type="float">
            <text:p>8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CONCATENATE([.D14];&quot;+&quot;;[.E14])" office:value-type="string" office:string-value="3+9" calcext:value-type="string">
            <text:p>3+9</text:p>
          </table:table-cell>
          <table:table-cell table:formula="of:=[.D14]+[.E14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RANDBETWEEN(0;9)" office:value-type="float" office:value="3" calcext:value-type="float">
            <text:p>3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CONCATENATE([.D15];&quot;+&quot;;[.E15])" office:value-type="string" office:string-value="7+5" calcext:value-type="string">
            <text:p>7+5</text:p>
          </table:table-cell>
          <table:table-cell table:formula="of:=[.D15]+[.E15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RANDBETWEEN(0;9)" office:value-type="float" office:value="7" calcext:value-type="float">
            <text:p>7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CONCATENATE([.D16];&quot;+&quot;;[.E16])" office:value-type="string" office:string-value="8+5" calcext:value-type="string">
            <text:p>8+5</text:p>
          </table:table-cell>
          <table:table-cell table:formula="of:=[.D16]+[.E16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RANDBETWEEN(0;9)" office:value-type="float" office:value="8" calcext:value-type="float">
            <text:p>8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CONCATENATE([.D17];&quot;+&quot;;[.E17])" office:value-type="string" office:string-value="9+4" calcext:value-type="string">
            <text:p>9+4</text:p>
          </table:table-cell>
          <table:table-cell table:formula="of:=[.D17]+[.E17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RANDBETWEEN(0;9)" office:value-type="float" office:value="9" calcext:value-type="float">
            <text:p>9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CONCATENATE([.D18];&quot;+&quot;;[.E18])" office:value-type="string" office:string-value="3+3" calcext:value-type="string">
            <text:p>3+3</text:p>
          </table:table-cell>
          <table:table-cell table:formula="of:=[.D18]+[.E18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RANDBETWEEN(0;9)" office:value-type="float" office:value="3" calcext:value-type="float">
            <text:p>3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CONCATENATE([.D19];&quot;+&quot;;[.E19])" office:value-type="string" office:string-value="5+7" calcext:value-type="string">
            <text:p>5+7</text:p>
          </table:table-cell>
          <table:table-cell table:formula="of:=[.D19]+[.E19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RANDBETWEEN(0;9)" office:value-type="float" office:value="5" calcext:value-type="float">
            <text:p>5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CONCATENATE([.D20];&quot;+&quot;;[.E20])" office:value-type="string" office:string-value="8+3" calcext:value-type="string">
            <text:p>8+3</text:p>
          </table:table-cell>
          <table:table-cell table:formula="of:=[.D20]+[.E20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RANDBETWEEN(0;9)" office:value-type="float" office:value="8" calcext:value-type="float">
            <text:p>8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CONCATENATE([.D21];&quot;+&quot;;[.E21])" office:value-type="string" office:string-value="1+2" calcext:value-type="string">
            <text:p>1+2</text:p>
          </table:table-cell>
          <table:table-cell table:formula="of:=[.D21]+[.E21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RANDBETWEEN(0;9)" office:value-type="float" office:value="1" calcext:value-type="float">
            <text:p>1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CONCATENATE([.D22];&quot;+&quot;;[.E22])" office:value-type="string" office:string-value="8+8" calcext:value-type="string">
            <text:p>8+8</text:p>
          </table:table-cell>
          <table:table-cell table:formula="of:=[.D22]+[.E22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RANDBETWEEN(0;9)" office:value-type="float" office:value="8" calcext:value-type="float">
            <text:p>8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CONCATENATE([.D23];&quot;+&quot;;[.E23])" office:value-type="string" office:string-value="8+9" calcext:value-type="string">
            <text:p>8+9</text:p>
          </table:table-cell>
          <table:table-cell table:formula="of:=[.D23]+[.E23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RANDBETWEEN(0;9)" office:value-type="float" office:value="8" calcext:value-type="float">
            <text:p>8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CONCATENATE([.D24];&quot;+&quot;;[.E24])" office:value-type="string" office:string-value="1+0" calcext:value-type="string">
            <text:p>1+0</text:p>
          </table:table-cell>
          <table:table-cell table:formula="of:=[.D24]+[.E2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RANDBETWEEN(0;9)" office:value-type="float" office:value="1" calcext:value-type="float">
            <text:p>1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CONCATENATE([.D25];&quot;+&quot;;[.E25])" office:value-type="string" office:string-value="6+1" calcext:value-type="string">
            <text:p>6+1</text:p>
          </table:table-cell>
          <table:table-cell table:formula="of:=[.D25]+[.E25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RANDBETWEEN(0;9)" office:value-type="float" office:value="6" calcext:value-type="float">
            <text:p>6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CONCATENATE([.D26];&quot;+&quot;;[.E26])" office:value-type="string" office:string-value="8+4" calcext:value-type="string">
            <text:p>8+4</text:p>
          </table:table-cell>
          <table:table-cell table:formula="of:=[.D26]+[.E26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RANDBETWEEN(0;9)" office:value-type="float" office:value="8" calcext:value-type="float">
            <text:p>8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CONCATENATE([.D27];&quot;+&quot;;[.E27])" office:value-type="string" office:string-value="2+5" calcext:value-type="string">
            <text:p>2+5</text:p>
          </table:table-cell>
          <table:table-cell table:formula="of:=[.D27]+[.E27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RANDBETWEEN(0;9)" office:value-type="float" office:value="2" calcext:value-type="float">
            <text:p>2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CONCATENATE([.D28];&quot;+&quot;;[.E28])" office:value-type="string" office:string-value="5+8" calcext:value-type="string">
            <text:p>5+8</text:p>
          </table:table-cell>
          <table:table-cell table:formula="of:=[.D28]+[.E28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RANDBETWEEN(0;9)" office:value-type="float" office:value="5" calcext:value-type="float">
            <text:p>5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CONCATENATE([.D29];&quot;+&quot;;[.E29])" office:value-type="string" office:string-value="4+4" calcext:value-type="string">
            <text:p>4+4</text:p>
          </table:table-cell>
          <table:table-cell table:formula="of:=[.D29]+[.E29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RANDBETWEEN(0;9)" office:value-type="float" office:value="4" calcext:value-type="float">
            <text:p>4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CONCATENATE([.D30];&quot;+&quot;;[.E30])" office:value-type="string" office:string-value="7+7" calcext:value-type="string">
            <text:p>7+7</text:p>
          </table:table-cell>
          <table:table-cell table:formula="of:=[.D30]+[.E30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RANDBETWEEN(0;9)" office:value-type="float" office:value="7" calcext:value-type="float">
            <text:p>7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CONCATENATE([.D31];&quot;+&quot;;[.E31])" office:value-type="string" office:string-value="9+7" calcext:value-type="string">
            <text:p>9+7</text:p>
          </table:table-cell>
          <table:table-cell table:formula="of:=[.D31]+[.E31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RANDBETWEEN(0;9)" office:value-type="float" office:value="9" calcext:value-type="float">
            <text:p>9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CONCATENATE([.D32];&quot;+&quot;;[.E32])" office:value-type="string" office:string-value="9+9" calcext:value-type="string">
            <text:p>9+9</text:p>
          </table:table-cell>
          <table:table-cell table:formula="of:=[.D32]+[.E32]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9" calcext:value-type="float">
            <text:p>9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CONCATENATE([.D33];&quot;+&quot;;[.E33])" office:value-type="string" office:string-value="13+2" calcext:value-type="string">
            <text:p>13+2</text:p>
          </table:table-cell>
          <table:table-cell table:formula="of:=[.D33]+[.E33]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13" calcext:value-type="float">
            <text:p>13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CONCATENATE([.D34];&quot;+&quot;;[.E34])" office:value-type="string" office:string-value="19+5" calcext:value-type="string">
            <text:p>19+5</text:p>
          </table:table-cell>
          <table:table-cell table:formula="of:=[.D34]+[.E34]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19" calcext:value-type="float">
            <text:p>19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CONCATENATE([.D35];&quot;+&quot;;[.E35])" office:value-type="string" office:string-value="9+3" calcext:value-type="string">
            <text:p>9+3</text:p>
          </table:table-cell>
          <table:table-cell table:formula="of:=[.D35]+[.E35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9" calcext:value-type="float">
            <text:p>9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CONCATENATE([.D36];&quot;+&quot;;[.E36])" office:value-type="string" office:string-value="4+0" calcext:value-type="string">
            <text:p>4+0</text:p>
          </table:table-cell>
          <table:table-cell table:formula="of:=[.D36]+[.E36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4" calcext:value-type="float">
            <text:p>4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CONCATENATE([.D37];&quot;+&quot;;[.E37])" office:value-type="string" office:string-value="4+1" calcext:value-type="string">
            <text:p>4+1</text:p>
          </table:table-cell>
          <table:table-cell table:formula="of:=[.D37]+[.E37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4" calcext:value-type="float">
            <text:p>4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CONCATENATE([.D38];&quot;+&quot;;[.E38])" office:value-type="string" office:string-value="9+8" calcext:value-type="string">
            <text:p>9+8</text:p>
          </table:table-cell>
          <table:table-cell table:formula="of:=[.D38]+[.E38]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9" calcext:value-type="float">
            <text:p>9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CONCATENATE([.D39];&quot;+&quot;;[.E39])" office:value-type="string" office:string-value="16+8" calcext:value-type="string">
            <text:p>16+8</text:p>
          </table:table-cell>
          <table:table-cell table:formula="of:=[.D39]+[.E39]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16" calcext:value-type="float">
            <text:p>16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CONCATENATE([.D40];&quot;+&quot;;[.E40])" office:value-type="string" office:string-value="16+3" calcext:value-type="string">
            <text:p>16+3</text:p>
          </table:table-cell>
          <table:table-cell table:formula="of:=[.D40]+[.E40]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16" calcext:value-type="float">
            <text:p>16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CONCATENATE([.D41];&quot;+&quot;;[.E41])" office:value-type="string" office:string-value="19+3" calcext:value-type="string">
            <text:p>19+3</text:p>
          </table:table-cell>
          <table:table-cell table:formula="of:=[.D41]+[.E41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19" calcext:value-type="float">
            <text:p>19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CONCATENATE([.D42];&quot;+&quot;;[.E42])" office:value-type="string" office:string-value="3+0" calcext:value-type="string">
            <text:p>3+0</text:p>
          </table:table-cell>
          <table:table-cell table:formula="of:=[.D42]+[.E42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3" calcext:value-type="float">
            <text:p>3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CONCATENATE([.D43];&quot;+&quot;;[.E43])" office:value-type="string" office:string-value="10+7" calcext:value-type="string">
            <text:p>10+7</text:p>
          </table:table-cell>
          <table:table-cell table:formula="of:=[.D43]+[.E43]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10" calcext:value-type="float">
            <text:p>10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CONCATENATE([.D44];&quot;+&quot;;[.E44])" office:value-type="string" office:string-value="6+4" calcext:value-type="string">
            <text:p>6+4</text:p>
          </table:table-cell>
          <table:table-cell table:formula="of:=[.D44]+[.E44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6" calcext:value-type="float">
            <text:p>6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CONCATENATE([.D45];&quot;+&quot;;[.E45])" office:value-type="string" office:string-value="8+6" calcext:value-type="string">
            <text:p>8+6</text:p>
          </table:table-cell>
          <table:table-cell table:formula="of:=[.D45]+[.E45]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8" calcext:value-type="float">
            <text:p>8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CONCATENATE([.D46];&quot;+&quot;;[.E46])" office:value-type="string" office:string-value="8+0" calcext:value-type="string">
            <text:p>8+0</text:p>
          </table:table-cell>
          <table:table-cell table:formula="of:=[.D46]+[.E46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8" calcext:value-type="float">
            <text:p>8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CONCATENATE([.D47];&quot;+&quot;;[.E47])" office:value-type="string" office:string-value="5+7" calcext:value-type="string">
            <text:p>5+7</text:p>
          </table:table-cell>
          <table:table-cell table:formula="of:=[.D47]+[.E47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5" calcext:value-type="float">
            <text:p>5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CONCATENATE([.D48];&quot;+&quot;;[.E48])" office:value-type="string" office:string-value="10+4" calcext:value-type="string">
            <text:p>10+4</text:p>
          </table:table-cell>
          <table:table-cell table:formula="of:=[.D48]+[.E48]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10" calcext:value-type="float">
            <text:p>10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CONCATENATE([.D49];&quot;+&quot;;[.E49])" office:value-type="string" office:string-value="11+8" calcext:value-type="string">
            <text:p>11+8</text:p>
          </table:table-cell>
          <table:table-cell table:formula="of:=[.D49]+[.E49]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11" calcext:value-type="float">
            <text:p>11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CONCATENATE([.D50];&quot;+&quot;;[.E50])" office:value-type="string" office:string-value="16+4" calcext:value-type="string">
            <text:p>16+4</text:p>
          </table:table-cell>
          <table:table-cell table:formula="of:=[.D50]+[.E50]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16" calcext:value-type="float">
            <text:p>16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CONCATENATE([.D51];&quot;+&quot;;[.E51])" office:value-type="string" office:string-value="0+3" calcext:value-type="string">
            <text:p>0+3</text:p>
          </table:table-cell>
          <table:table-cell table:formula="of:=[.D51]+[.E51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0" calcext:value-type="float">
            <text:p>0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CONCATENATE([.D52];&quot;+&quot;;[.E52])" office:value-type="string" office:string-value="8+4" calcext:value-type="string">
            <text:p>8+4</text:p>
          </table:table-cell>
          <table:table-cell table:formula="of:=[.D52]+[.E52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8" calcext:value-type="float">
            <text:p>8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CONCATENATE([.D53];&quot;+&quot;;[.E53])" office:value-type="string" office:string-value="5+0" calcext:value-type="string">
            <text:p>5+0</text:p>
          </table:table-cell>
          <table:table-cell table:formula="of:=[.D53]+[.E53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5" calcext:value-type="float">
            <text:p>5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CONCATENATE([.D54];&quot;+&quot;;[.E54])" office:value-type="string" office:string-value="14+0" calcext:value-type="string">
            <text:p>14+0</text:p>
          </table:table-cell>
          <table:table-cell table:formula="of:=[.D54]+[.E54]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14" calcext:value-type="float">
            <text:p>14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CONCATENATE([.D55];&quot;+&quot;;[.E55])" office:value-type="string" office:string-value="3+4" calcext:value-type="string">
            <text:p>3+4</text:p>
          </table:table-cell>
          <table:table-cell table:formula="of:=[.D55]+[.E55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3" calcext:value-type="float">
            <text:p>3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CONCATENATE([.D56];&quot;+&quot;;[.E56])" office:value-type="string" office:string-value="13+2" calcext:value-type="string">
            <text:p>13+2</text:p>
          </table:table-cell>
          <table:table-cell table:formula="of:=[.D56]+[.E56]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13" calcext:value-type="float">
            <text:p>13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CONCATENATE([.D57];&quot;+&quot;;[.E57])" office:value-type="string" office:string-value="3+4" calcext:value-type="string">
            <text:p>3+4</text:p>
          </table:table-cell>
          <table:table-cell table:formula="of:=[.D57]+[.E57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3" calcext:value-type="float">
            <text:p>3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CONCATENATE([.D58];&quot;+&quot;;[.E58])" office:value-type="string" office:string-value="11+2" calcext:value-type="string">
            <text:p>11+2</text:p>
          </table:table-cell>
          <table:table-cell table:formula="of:=[.D58]+[.E58]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11" calcext:value-type="float">
            <text:p>11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CONCATENATE([.D59];&quot;+&quot;;[.E59])" office:value-type="string" office:string-value="16+3" calcext:value-type="string">
            <text:p>16+3</text:p>
          </table:table-cell>
          <table:table-cell table:formula="of:=[.D59]+[.E59]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16" calcext:value-type="float">
            <text:p>16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CONCATENATE([.D60];&quot;+&quot;;[.E60])" office:value-type="string" office:string-value="6+7" calcext:value-type="string">
            <text:p>6+7</text:p>
          </table:table-cell>
          <table:table-cell table:formula="of:=[.D60]+[.E60]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6" calcext:value-type="float">
            <text:p>6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CONCATENATE([.D61];&quot;+&quot;;[.E61])" office:value-type="string" office:string-value="19+4" calcext:value-type="string">
            <text:p>19+4</text:p>
          </table:table-cell>
          <table:table-cell table:formula="of:=[.D61]+[.E61]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RANDBETWEEN(0;20)" office:value-type="float" office:value="19" calcext:value-type="float">
            <text:p>19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CONCATENATE([.D62];&quot;+&quot;;[.E62])" office:value-type="string" office:string-value="5+13" calcext:value-type="string">
            <text:p>5+13</text:p>
          </table:table-cell>
          <table:table-cell table:formula="of:=[.D62]+[.E62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5" calcext:value-type="float">
            <text:p>5</text:p>
          </table:table-cell>
          <table:table-cell table:formula="of:=RANDBETWEEN(0;20)" office:value-type="float" office:value="13" calcext:value-type="float">
            <text:p>13</text:p>
          </table:table-cell>
        </table:table-row>
        <table:table-row table:style-name="ro1">
          <table:table-cell table:formula="of:=CONCATENATE([.D63];&quot;+&quot;;[.E63])" office:value-type="string" office:string-value="14+0" calcext:value-type="string">
            <text:p>14+0</text:p>
          </table:table-cell>
          <table:table-cell table:formula="of:=[.D63]+[.E63]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14" calcext:value-type="float">
            <text:p>14</text:p>
          </table:table-cell>
          <table:table-cell table:formula="of:=RANDBETWEEN(0;20)" office:value-type="float" office:value="0" calcext:value-type="float">
            <text:p>0</text:p>
          </table:table-cell>
        </table:table-row>
        <table:table-row table:style-name="ro1">
          <table:table-cell table:formula="of:=CONCATENATE([.D64];&quot;+&quot;;[.E64])" office:value-type="string" office:string-value="11+2" calcext:value-type="string">
            <text:p>11+2</text:p>
          </table:table-cell>
          <table:table-cell table:formula="of:=[.D64]+[.E64]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11" calcext:value-type="float">
            <text:p>11</text:p>
          </table:table-cell>
          <table:table-cell table:formula="of:=RANDBETWEEN(0;20)" office:value-type="float" office:value="2" calcext:value-type="float">
            <text:p>2</text:p>
          </table:table-cell>
        </table:table-row>
        <table:table-row table:style-name="ro1">
          <table:table-cell table:formula="of:=CONCATENATE([.D65];&quot;+&quot;;[.E65])" office:value-type="string" office:string-value="3+6" calcext:value-type="string">
            <text:p>3+6</text:p>
          </table:table-cell>
          <table:table-cell table:formula="of:=[.D65]+[.E65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3" calcext:value-type="float">
            <text:p>3</text:p>
          </table:table-cell>
          <table:table-cell table:formula="of:=RANDBETWEEN(0;20)" office:value-type="float" office:value="6" calcext:value-type="float">
            <text:p>6</text:p>
          </table:table-cell>
        </table:table-row>
        <table:table-row table:style-name="ro1">
          <table:table-cell table:formula="of:=CONCATENATE([.D66];&quot;+&quot;;[.E66])" office:value-type="string" office:string-value="3+17" calcext:value-type="string">
            <text:p>3+17</text:p>
          </table:table-cell>
          <table:table-cell table:formula="of:=[.D66]+[.E66]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3" calcext:value-type="float">
            <text:p>3</text:p>
          </table:table-cell>
          <table:table-cell table:formula="of:=RANDBETWEEN(0;20)" office:value-type="float" office:value="17" calcext:value-type="float">
            <text:p>17</text:p>
          </table:table-cell>
        </table:table-row>
        <table:table-row table:style-name="ro1">
          <table:table-cell table:formula="of:=CONCATENATE([.D67];&quot;+&quot;;[.E67])" office:value-type="string" office:string-value="16+12" calcext:value-type="string">
            <text:p>16+12</text:p>
          </table:table-cell>
          <table:table-cell table:formula="of:=[.D67]+[.E67]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16" calcext:value-type="float">
            <text:p>16</text:p>
          </table:table-cell>
          <table:table-cell table:formula="of:=RANDBETWEEN(0;20)" office:value-type="float" office:value="12" calcext:value-type="float">
            <text:p>12</text:p>
          </table:table-cell>
        </table:table-row>
        <table:table-row table:style-name="ro1">
          <table:table-cell table:formula="of:=CONCATENATE([.D68];&quot;+&quot;;[.E68])" office:value-type="string" office:string-value="7+11" calcext:value-type="string">
            <text:p>7+11</text:p>
          </table:table-cell>
          <table:table-cell table:formula="of:=[.D68]+[.E68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7" calcext:value-type="float">
            <text:p>7</text:p>
          </table:table-cell>
          <table:table-cell table:formula="of:=RANDBETWEEN(0;20)" office:value-type="float" office:value="11" calcext:value-type="float">
            <text:p>11</text:p>
          </table:table-cell>
        </table:table-row>
        <table:table-row table:style-name="ro1">
          <table:table-cell table:formula="of:=CONCATENATE([.D69];&quot;+&quot;;[.E69])" office:value-type="string" office:string-value="12+16" calcext:value-type="string">
            <text:p>12+16</text:p>
          </table:table-cell>
          <table:table-cell table:formula="of:=[.D69]+[.E69]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12" calcext:value-type="float">
            <text:p>12</text:p>
          </table:table-cell>
          <table:table-cell table:formula="of:=RANDBETWEEN(0;20)" office:value-type="float" office:value="16" calcext:value-type="float">
            <text:p>16</text:p>
          </table:table-cell>
        </table:table-row>
        <table:table-row table:style-name="ro1">
          <table:table-cell table:formula="of:=CONCATENATE([.D70];&quot;+&quot;;[.E70])" office:value-type="string" office:string-value="11+4" calcext:value-type="string">
            <text:p>11+4</text:p>
          </table:table-cell>
          <table:table-cell table:formula="of:=[.D70]+[.E70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11" calcext:value-type="float">
            <text:p>11</text:p>
          </table:table-cell>
          <table:table-cell table:formula="of:=RANDBETWEEN(0;20)" office:value-type="float" office:value="4" calcext:value-type="float">
            <text:p>4</text:p>
          </table:table-cell>
        </table:table-row>
        <table:table-row table:style-name="ro1">
          <table:table-cell table:formula="of:=CONCATENATE([.D71];&quot;+&quot;;[.E71])" office:value-type="string" office:string-value="3+11" calcext:value-type="string">
            <text:p>3+11</text:p>
          </table:table-cell>
          <table:table-cell table:formula="of:=[.D71]+[.E71]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3" calcext:value-type="float">
            <text:p>3</text:p>
          </table:table-cell>
          <table:table-cell table:formula="of:=RANDBETWEEN(0;20)" office:value-type="float" office:value="11" calcext:value-type="float">
            <text:p>11</text:p>
          </table:table-cell>
        </table:table-row>
        <table:table-row table:style-name="ro1">
          <table:table-cell table:formula="of:=CONCATENATE([.D72];&quot;+&quot;;[.E72])" office:value-type="string" office:string-value="11+3" calcext:value-type="string">
            <text:p>11+3</text:p>
          </table:table-cell>
          <table:table-cell table:formula="of:=[.D72]+[.E72]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11" calcext:value-type="float">
            <text:p>11</text:p>
          </table:table-cell>
          <table:table-cell table:formula="of:=RANDBETWEEN(0;20)" office:value-type="float" office:value="3" calcext:value-type="float">
            <text:p>3</text:p>
          </table:table-cell>
        </table:table-row>
        <table:table-row table:style-name="ro1">
          <table:table-cell table:formula="of:=CONCATENATE([.D73];&quot;+&quot;;[.E73])" office:value-type="string" office:string-value="14+9" calcext:value-type="string">
            <text:p>14+9</text:p>
          </table:table-cell>
          <table:table-cell table:formula="of:=[.D73]+[.E73]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14" calcext:value-type="float">
            <text:p>14</text:p>
          </table:table-cell>
          <table:table-cell table:formula="of:=RANDBETWEEN(0;20)" office:value-type="float" office:value="9" calcext:value-type="float">
            <text:p>9</text:p>
          </table:table-cell>
        </table:table-row>
        <table:table-row table:style-name="ro1">
          <table:table-cell table:formula="of:=CONCATENATE([.D74];&quot;+&quot;;[.E74])" office:value-type="string" office:string-value="13+1" calcext:value-type="string">
            <text:p>13+1</text:p>
          </table:table-cell>
          <table:table-cell table:formula="of:=[.D74]+[.E74]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13" calcext:value-type="float">
            <text:p>13</text:p>
          </table:table-cell>
          <table:table-cell table:formula="of:=RANDBETWEEN(0;20)" office:value-type="float" office:value="1" calcext:value-type="float">
            <text:p>1</text:p>
          </table:table-cell>
        </table:table-row>
        <table:table-row table:style-name="ro1">
          <table:table-cell table:formula="of:=CONCATENATE([.D75];&quot;+&quot;;[.E75])" office:value-type="string" office:string-value="17+13" calcext:value-type="string">
            <text:p>17+13</text:p>
          </table:table-cell>
          <table:table-cell table:formula="of:=[.D75]+[.E75]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17" calcext:value-type="float">
            <text:p>17</text:p>
          </table:table-cell>
          <table:table-cell table:formula="of:=RANDBETWEEN(0;20)" office:value-type="float" office:value="13" calcext:value-type="float">
            <text:p>13</text:p>
          </table:table-cell>
        </table:table-row>
        <table:table-row table:style-name="ro1">
          <table:table-cell table:formula="of:=CONCATENATE([.D76];&quot;+&quot;;[.E76])" office:value-type="string" office:string-value="2+5" calcext:value-type="string">
            <text:p>2+5</text:p>
          </table:table-cell>
          <table:table-cell table:formula="of:=[.D76]+[.E76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2" calcext:value-type="float">
            <text:p>2</text:p>
          </table:table-cell>
          <table:table-cell table:formula="of:=RANDBETWEEN(0;20)" office:value-type="float" office:value="5" calcext:value-type="float">
            <text:p>5</text:p>
          </table:table-cell>
        </table:table-row>
        <table:table-row table:style-name="ro1">
          <table:table-cell table:formula="of:=CONCATENATE([.D77];&quot;+&quot;;[.E77])" office:value-type="string" office:string-value="0+6" calcext:value-type="string">
            <text:p>0+6</text:p>
          </table:table-cell>
          <table:table-cell table:formula="of:=[.D77]+[.E77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0" calcext:value-type="float">
            <text:p>0</text:p>
          </table:table-cell>
          <table:table-cell table:formula="of:=RANDBETWEEN(0;20)" office:value-type="float" office:value="6" calcext:value-type="float">
            <text:p>6</text:p>
          </table:table-cell>
        </table:table-row>
        <table:table-row table:style-name="ro1">
          <table:table-cell table:formula="of:=CONCATENATE([.D78];&quot;+&quot;;[.E78])" office:value-type="string" office:string-value="1+16" calcext:value-type="string">
            <text:p>1+16</text:p>
          </table:table-cell>
          <table:table-cell table:formula="of:=[.D78]+[.E78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1" calcext:value-type="float">
            <text:p>1</text:p>
          </table:table-cell>
          <table:table-cell table:formula="of:=RANDBETWEEN(0;20)" office:value-type="float" office:value="16" calcext:value-type="float">
            <text:p>16</text:p>
          </table:table-cell>
        </table:table-row>
        <table:table-row table:style-name="ro1">
          <table:table-cell table:formula="of:=CONCATENATE([.D79];&quot;+&quot;;[.E79])" office:value-type="string" office:string-value="12+17" calcext:value-type="string">
            <text:p>12+17</text:p>
          </table:table-cell>
          <table:table-cell table:formula="of:=[.D79]+[.E79]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12" calcext:value-type="float">
            <text:p>12</text:p>
          </table:table-cell>
          <table:table-cell table:formula="of:=RANDBETWEEN(0;20)" office:value-type="float" office:value="17" calcext:value-type="float">
            <text:p>17</text:p>
          </table:table-cell>
        </table:table-row>
        <table:table-row table:style-name="ro1">
          <table:table-cell table:formula="of:=CONCATENATE([.D80];&quot;+&quot;;[.E80])" office:value-type="string" office:string-value="12+14" calcext:value-type="string">
            <text:p>12+14</text:p>
          </table:table-cell>
          <table:table-cell table:formula="of:=[.D80]+[.E80]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12" calcext:value-type="float">
            <text:p>12</text:p>
          </table:table-cell>
          <table:table-cell table:formula="of:=RANDBETWEEN(0;20)" office:value-type="float" office:value="14" calcext:value-type="float">
            <text:p>14</text:p>
          </table:table-cell>
        </table:table-row>
        <table:table-row table:style-name="ro1">
          <table:table-cell table:formula="of:=CONCATENATE([.D81];&quot;+&quot;;[.E81])" office:value-type="string" office:string-value="18+19" calcext:value-type="string">
            <text:p>18+19</text:p>
          </table:table-cell>
          <table:table-cell table:formula="of:=[.D81]+[.E81]"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18" calcext:value-type="float">
            <text:p>18</text:p>
          </table:table-cell>
          <table:table-cell table:formula="of:=RANDBETWEEN(0;20)" office:value-type="float" office:value="19" calcext:value-type="float">
            <text:p>19</text:p>
          </table:table-cell>
        </table:table-row>
        <table:table-row table:style-name="ro1">
          <table:table-cell table:formula="of:=CONCATENATE([.D82];&quot;+&quot;;[.E82])" office:value-type="string" office:string-value="12+11" calcext:value-type="string">
            <text:p>12+11</text:p>
          </table:table-cell>
          <table:table-cell table:formula="of:=[.D82]+[.E82]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12" calcext:value-type="float">
            <text:p>12</text:p>
          </table:table-cell>
          <table:table-cell table:formula="of:=RANDBETWEEN(0;20)" office:value-type="float" office:value="11" calcext:value-type="float">
            <text:p>11</text:p>
          </table:table-cell>
        </table:table-row>
        <table:table-row table:style-name="ro1">
          <table:table-cell table:formula="of:=CONCATENATE([.D83];&quot;+&quot;;[.E83])" office:value-type="string" office:string-value="0+13" calcext:value-type="string">
            <text:p>0+13</text:p>
          </table:table-cell>
          <table:table-cell table:formula="of:=[.D83]+[.E83]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0" calcext:value-type="float">
            <text:p>0</text:p>
          </table:table-cell>
          <table:table-cell table:formula="of:=RANDBETWEEN(0;20)" office:value-type="float" office:value="13" calcext:value-type="float">
            <text:p>13</text:p>
          </table:table-cell>
        </table:table-row>
        <table:table-row table:style-name="ro1">
          <table:table-cell table:formula="of:=CONCATENATE([.D84];&quot;+&quot;;[.E84])" office:value-type="string" office:string-value="2+14" calcext:value-type="string">
            <text:p>2+14</text:p>
          </table:table-cell>
          <table:table-cell table:formula="of:=[.D84]+[.E84]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2" calcext:value-type="float">
            <text:p>2</text:p>
          </table:table-cell>
          <table:table-cell table:formula="of:=RANDBETWEEN(0;20)" office:value-type="float" office:value="14" calcext:value-type="float">
            <text:p>14</text:p>
          </table:table-cell>
        </table:table-row>
        <table:table-row table:style-name="ro1">
          <table:table-cell table:formula="of:=CONCATENATE([.D85];&quot;+&quot;;[.E85])" office:value-type="string" office:string-value="6+1" calcext:value-type="string">
            <text:p>6+1</text:p>
          </table:table-cell>
          <table:table-cell table:formula="of:=[.D85]+[.E85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6" calcext:value-type="float">
            <text:p>6</text:p>
          </table:table-cell>
          <table:table-cell table:formula="of:=RANDBETWEEN(0;20)" office:value-type="float" office:value="1" calcext:value-type="float">
            <text:p>1</text:p>
          </table:table-cell>
        </table:table-row>
        <table:table-row table:style-name="ro1">
          <table:table-cell table:formula="of:=CONCATENATE([.D86];&quot;+&quot;;[.E86])" office:value-type="string" office:string-value="3+4" calcext:value-type="string">
            <text:p>3+4</text:p>
          </table:table-cell>
          <table:table-cell table:formula="of:=[.D86]+[.E86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3" calcext:value-type="float">
            <text:p>3</text:p>
          </table:table-cell>
          <table:table-cell table:formula="of:=RANDBETWEEN(0;20)" office:value-type="float" office:value="4" calcext:value-type="float">
            <text:p>4</text:p>
          </table:table-cell>
        </table:table-row>
        <table:table-row table:style-name="ro1">
          <table:table-cell table:formula="of:=CONCATENATE([.D87];&quot;+&quot;;[.E87])" office:value-type="string" office:string-value="16+8" calcext:value-type="string">
            <text:p>16+8</text:p>
          </table:table-cell>
          <table:table-cell table:formula="of:=[.D87]+[.E87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16" calcext:value-type="float">
            <text:p>16</text:p>
          </table:table-cell>
          <table:table-cell table:formula="of:=RANDBETWEEN(0;20)" office:value-type="float" office:value="8" calcext:value-type="float">
            <text:p>8</text:p>
          </table:table-cell>
        </table:table-row>
        <table:table-row table:style-name="ro1">
          <table:table-cell table:formula="of:=CONCATENATE([.D88];&quot;+&quot;;[.E88])" office:value-type="string" office:string-value="9+16" calcext:value-type="string">
            <text:p>9+16</text:p>
          </table:table-cell>
          <table:table-cell table:formula="of:=[.D88]+[.E88]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9" calcext:value-type="float">
            <text:p>9</text:p>
          </table:table-cell>
          <table:table-cell table:formula="of:=RANDBETWEEN(0;20)" office:value-type="float" office:value="16" calcext:value-type="float">
            <text:p>16</text:p>
          </table:table-cell>
        </table:table-row>
        <table:table-row table:style-name="ro1">
          <table:table-cell table:formula="of:=CONCATENATE([.D89];&quot;+&quot;;[.E89])" office:value-type="string" office:string-value="15+1" calcext:value-type="string">
            <text:p>15+1</text:p>
          </table:table-cell>
          <table:table-cell table:formula="of:=[.D89]+[.E89]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15" calcext:value-type="float">
            <text:p>15</text:p>
          </table:table-cell>
          <table:table-cell table:formula="of:=RANDBETWEEN(0;20)" office:value-type="float" office:value="1" calcext:value-type="float">
            <text:p>1</text:p>
          </table:table-cell>
        </table:table-row>
        <table:table-row table:style-name="ro1">
          <table:table-cell table:formula="of:=CONCATENATE([.D90];&quot;+&quot;;[.E90])" office:value-type="string" office:string-value="11+6" calcext:value-type="string">
            <text:p>11+6</text:p>
          </table:table-cell>
          <table:table-cell table:formula="of:=[.D90]+[.E90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11" calcext:value-type="float">
            <text:p>11</text:p>
          </table:table-cell>
          <table:table-cell table:formula="of:=RANDBETWEEN(0;20)" office:value-type="float" office:value="6" calcext:value-type="float">
            <text:p>6</text:p>
          </table:table-cell>
        </table:table-row>
        <table:table-row table:style-name="ro1">
          <table:table-cell table:formula="of:=CONCATENATE([.D91];&quot;+&quot;;[.E91])" office:value-type="string" office:string-value="4+8" calcext:value-type="string">
            <text:p>4+8</text:p>
          </table:table-cell>
          <table:table-cell table:formula="of:=[.D91]+[.E91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RANDBETWEEN(0;20)" office:value-type="float" office:value="4" calcext:value-type="float">
            <text:p>4</text:p>
          </table:table-cell>
          <table:table-cell table:formula="of:=RANDBETWEEN(0;20)" office:value-type="float" office:value="8" calcext:value-type="float">
            <text:p>8</text:p>
          </table:table-cell>
        </table:table-row>
        <table:table-row table:style-name="ro1" table:number-rows-repeated="104848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9">00/00/0000</text:date>, <text:time style:data-style-name="N2" text:time-value="0000-00-00T08:27:23.29732467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29T08:31:55.300798955</dc:date>
    <meta:generator>LibreOffice/4.1.4.2$Linux_X86_64 LibreOffice_project/410m0$Build-2</meta:generator>
    <meta:editing-duration>PT9M12S</meta:editing-duration>
    <meta:editing-cycles>11</meta:editing-cycles>
    <meta:document-statistic meta:table-count="1" meta:cell-count="455" meta:object-count="0"/>
  </office:meta>
</office:document-meta>
</file>